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  <style:font-face style:name="apple-system" svg:font-family="apple-system, BlinkMacSystemFont, 'Segoe WPC', 'Segoe UI', system-ui, Ubuntu, 'Droid Sans', sans-serif"/>
  </office:font-face-decls>
  <office:automatic-styles>
    <style:style style:name="P1" style:family="paragraph" style:parent-style-name="Heading_20_1">
      <style:text-properties style:font-name="Liberation Sans"/>
    </style:style>
    <style:style style:name="P2" style:family="paragraph" style:parent-style-name="Heading_20_1">
      <style:text-properties style:font-name="Liberation Sans" officeooo:rsid="0009cc84" officeooo:paragraph-rsid="0009cc84"/>
    </style:style>
    <style:style style:name="P3" style:family="paragraph" style:parent-style-name="Heading_20_2">
      <style:text-properties style:font-name="Liberation Sans" officeooo:rsid="000ae03c" officeooo:paragraph-rsid="000ae03c"/>
    </style:style>
    <style:style style:name="P4" style:family="paragraph" style:parent-style-name="Heading_20_2">
      <style:text-properties style:font-name="Liberation Sans"/>
    </style:style>
    <style:style style:name="P5" style:family="paragraph" style:parent-style-name="Heading_20_4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text-properties style:font-name="Liberation Sans" officeooo:rsid="0009cc84" officeooo:paragraph-rsid="0009cc84"/>
    </style:style>
    <style:style style:name="P7" style:family="paragraph" style:parent-style-name="Text_20_body">
      <style:paragraph-properties fo:text-align="center" style:justify-single-word="false"/>
      <style:text-properties style:font-name="Liberation Sans" officeooo:rsid="0009cc84" officeooo:paragraph-rsid="0009cc84"/>
    </style:style>
    <style:style style:name="P8" style:family="paragraph" style:parent-style-name="Text_20_body">
      <style:text-properties style:font-name="Liberation Sans" fo:font-size="12pt" officeooo:paragraph-rsid="000b377b" style:font-size-asian="12pt" style:font-size-complex="12pt"/>
    </style:style>
    <style:style style:name="P9" style:family="paragraph" style:parent-style-name="Text_20_body">
      <style:text-properties style:font-name="Liberation Sans" fo:font-size="12pt" style:font-size-asian="12pt" style:font-size-complex="12pt"/>
    </style:style>
    <style:style style:name="P10" style:family="paragraph" style:parent-style-name="Text_20_body">
      <style:text-properties style:font-name="Liberation Sans" fo:font-size="12pt" officeooo:paragraph-rsid="000d0354" style:font-size-asian="12pt" style:font-size-complex="12pt"/>
    </style:style>
    <style:style style:name="P11" style:family="paragraph" style:parent-style-name="Text_20_body" style:list-style-name="L3">
      <style:text-properties style:font-name="Liberation Sans" fo:font-size="12pt" officeooo:paragraph-rsid="000d0354" style:font-size-asian="12pt" style:font-size-complex="12pt"/>
    </style:style>
    <style:style style:name="P12" style:family="paragraph" style:parent-style-name="Text_20_body">
      <style:text-properties style:font-name="Liberation Sans" fo:font-size="12pt" officeooo:paragraph-rsid="00110e66" style:font-size-asian="12pt" style:font-size-complex="12pt"/>
    </style:style>
    <style:style style:name="P13" style:family="paragraph" style:parent-style-name="Text_20_body">
      <style:text-properties style:font-name="Liberation Sans" fo:font-size="12pt" officeooo:paragraph-rsid="0012a983" style:font-size-asian="12pt" style:font-size-complex="12pt"/>
    </style:style>
    <style:style style:name="P14" style:family="paragraph" style:parent-style-name="Text_20_body" style:list-style-name="L1">
      <style:text-properties style:font-name="Liberation Sans" officeooo:paragraph-rsid="000ae03c"/>
    </style:style>
    <style:style style:name="P15" style:family="paragraph" style:parent-style-name="Text_20_body">
      <style:text-properties style:font-name="Liberation Sans" officeooo:paragraph-rsid="000ae03c"/>
    </style:style>
    <style:style style:name="P16" style:family="paragraph" style:parent-style-name="Text_20_body">
      <style:text-properties style:font-name="Liberation Sans"/>
    </style:style>
    <style:style style:name="P17" style:family="paragraph" style:parent-style-name="Text_20_body">
      <style:text-properties style:font-name="Liberation Sans" officeooo:paragraph-rsid="0009cc84"/>
    </style:style>
    <style:style style:name="P18" style:family="paragraph" style:parent-style-name="Text_20_body" style:list-style-name="L4">
      <style:text-properties style:font-name="Liberation Sans" officeooo:paragraph-rsid="000d9a4e"/>
    </style:style>
    <style:style style:name="P19" style:family="paragraph" style:parent-style-name="Text_20_body">
      <style:text-properties style:font-name="Liberation Sans" officeooo:paragraph-rsid="000d9a4e"/>
    </style:style>
    <style:style style:name="P20" style:family="paragraph" style:parent-style-name="Text_20_body" style:list-style-name="L4">
      <style:text-properties officeooo:paragraph-rsid="000d9a4e"/>
    </style:style>
    <style:style style:name="P21" style:family="paragraph" style:parent-style-name="Title">
      <style:text-properties style:font-name="Liberation Sans" officeooo:rsid="0009cc84" officeooo:paragraph-rsid="0009cc84"/>
    </style:style>
    <style:style style:name="T1" style:family="text">
      <style:text-properties officeooo:rsid="000ae0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a983" style:font-weight-asian="bold" style:font-weight-complex="bold"/>
    </style:style>
    <style:style style:name="T4" style:family="text">
      <style:text-properties officeooo:rsid="000b377b"/>
    </style:style>
    <style:style style:name="T5" style:family="text">
      <style:text-properties officeooo:rsid="000d0354"/>
    </style:style>
    <style:style style:name="T6" style:family="text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ans" fo:font-size="12pt" fo:font-style="normal" fo:font-weight="normal" officeooo:rsid="000d9a4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00e97fa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0d9a4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0e97fa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0fb795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officeooo:rsid="00110e66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fo:font-weight="bold" officeooo:rsid="000d9a4e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font-style="normal" fo:font-weight="bold" officeooo:rsid="000e97fa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officeooo:rsid="00110e66"/>
    </style:style>
    <style:style style:name="T18" style:family="text">
      <style:text-properties officeooo:rsid="0012a98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Lavatrice Intelligente</text:p>
      <text:p text:style-name="P6"/>
      <text:p text:style-name="P6"/>
      <text:p text:style-name="P7">Analisi dei requisiti</text:p>
      <text:p text:style-name="P7">Università degli studi di Napoli “Parthenope”</text:p>
      <text:p text:style-name="P7">Progetto Corso di ingegneria del software e interazione uomo-macchina</text:p>
      <text:p text:style-name="P7">2024/202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" text:outline-level="1"><text:soft-page-break/>1 Introduzione</text:h>
      <text:p text:style-name="P17"/>
      <text:h text:style-name="P4" text:outline-level="2">1.1 Scopo del sistema</text:h>
      <text:p text:style-name="P16">Il sistema della lavatrice intelligente nasce con l’intento di semplificare e innovare la gestione del lavaggio domestico, offrendo agli utenti una piattaforma avanzata e accessibile per il controllo, la personalizzazione e l’ottimizzazione dei cicli di lavaggio. Ispirato alle migliori soluzioni <text:span text:style-name="T1">S</text:span>mart <text:span text:style-name="T1">H</text:span>ome e alle moderne applicazioni di automazione domestica, il sistema mira a rendere l’esperienza di utilizzo della lavatrice più intuitiva, efficiente e integrata con altri dispositivi intelligenti presenti nell’abitazione. L’obiettivo è fornire una soluzione universale, facilmente adattabile a diversi modelli di lavatrice, che consenta agli utenti di gestire tutte le funzionalità principali tramite un’interfaccia comune, sia su display integrato che tramite app mobile, garantendo accessibilità, sicurezza e semplicità d’uso.</text:p>
      <text:p text:style-name="P16"/>
      <text:h text:style-name="P4" text:outline-level="2">1.2 Dominio applicativo</text:h>
      <text:p text:style-name="P16">Il sistema oggetto di analisi è una lavatrice intelligente dotata di funzionalità avanzate di automazione, personalizzazione, integrazione IoT e accessibilità. Il dominio di riferimento è quello degli elettrodomestici <text:span text:style-name="T1">S</text:span>mart, con particolare attenzione all’interazione utente tramite display integrato, comandi vocali e controllo remoto, all’ottimizzazione dei consumi energetici e alla sicurezza dei dati.</text:p>
      <text:p text:style-name="P17"/>
      <text:h text:style-name="P4" text:outline-level="2">1.3 Obiettivi del sistema</text:h>
      <text:p text:style-name="P16">Offrire un’interfaccia intuitiva e inclusiva, garantendo la parità funzionale tra il display integrato e l’applicazione mobile, con particolare attenzione alla personalizzazione e ai criteri di accessibilità.</text:p>
      <text:p text:style-name="P16">Permettere la gestione completa dell'elettrodomestico sia attraverso l'interazione fisica che tramite controllo remoto.</text:p>
      <text:p text:style-name="P16">Informare costantemente l’utente sullo stato del ciclo e del sistema attraverso un servizio di notifiche in tempo reale</text:p>
      <text:p text:style-name="P16">Integrare il sistema con l'ecosistema IoT per ottimizzare i consumi e promuovere un utilizzo sostenibile delle risorse.</text:p>
      <text:p text:style-name="P16">Garantire elevati standard di sicurezza informatica, protezione della privacy e conformità alle normative sull'accessibilità.</text:p>
      <text:p text:style-name="P16">Sviluppare il sistema partendo da zero (<text:span text:style-name="T2">Greenfield project</text:span>), adottando un'architettura moderna, scalabile e orientata all'innovazione tecnologica.</text:p>
      <text:p text:style-name="P16"/>
      <text:h text:style-name="P3" text:outline-level="2"><text:soft-page-break/>1.4 Definizioni, acronimi e abbreviazioni</text:h>
      <text:list xml:id="list74240613" text:style-name="L1">
        <text:list-item>
          <text:p text:style-name="P14"><text:span text:style-name="T2">UI</text:span>: User Interface (Interfaccia Utente)</text:p>
        </text:list-item>
        <text:list-item>
          <text:p text:style-name="P14"><text:span text:style-name="T2">IoT</text:span>: Internet of Things (Internet delle Cose)</text:p>
        </text:list-item>
        <text:list-item>
          <text:p text:style-name="P14"><text:span text:style-name="T2">Ciclo di lavaggio</text:span>: Sequenza di operazioni automatizzate finalizzata al lavaggio dei capi</text:p>
        </text:list-item>
        <text:list-item>
          <text:p text:style-name="P14"><text:span text:style-name="T2">Diagnostica</text:span>: Funzionalità di verifica dello stato del sistema e dei componenti della lavatrice</text:p>
        </text:list-item>
        <text:list-item>
          <text:p text:style-name="P14"><text:span text:style-name="T2">Scansione QR Code</text:span>: Processo di lettura di un codice QR tramite fotocamera per ottenere informazioni o autenticarsi</text:p>
        </text:list-item>
      </text:list>
      <text:p text:style-name="P15"/>
      <text:h text:style-name="P1" text:outline-level="1"><text:span text:style-name="T4">2</text:span>. Sistema proposto</text:h>
      <text:h text:style-name="P4" text:outline-level="2"><text:span text:style-name="T4">2</text:span>.1 Panoramica del sistema</text:h>
      <text:p text:style-name="P16">La lavatrice intelligente <text:span text:style-name="T4">proposta </text:span>è un sistema embedded che integra hardware, software e connettività di rete per offrire funzionalità avanzate rispetto alle lavatrici tradizionali. Il sistema consente all’utente di interagire tramite display touch, comandi vocali o controllo remoto, di personalizzare i cicli di lavaggio, ricevere notifiche e report, pianificare operazioni in base a preferenze, e integrare la lavatrice con altri dispositivi smart presenti nell’abitazione con finalità di ottimizzazione energetica. Particolare attenzione è posta all’accessibilità, alla sicurezza dei dati e alla modularità dell’architettura software, basata su un modello a livelli. Tale struttura è volta a garantire la scalabilità, la manutenibilità e il riutilizzo dei componenti in modelli futuri o per l'estensione delle funzionalità.</text:p>
      <text:p text:style-name="P15"/>
      <text:h text:style-name="P4" text:outline-level="2"><text:span text:style-name="T4">2</text:span>.2 Requisiti funzionali</text:h>
      <text:p text:style-name="P9">Di seguito sono elencati i principali requisiti funzionali (FR) <text:span text:style-name="T5">che il sistema software deve fornire</text:span>:</text:p>
      <text:p text:style-name="P9"/>
      <text:p text:style-name="P10"><text:span text:style-name="T2">FR1: Gestione Account Utente </text:span><text:span text:style-name="T8">gli </text:span>utent<text:span text:style-name="T8">i</text:span> <text:span text:style-name="T8">possono effettuare operazioni di:</text:span></text:p>
      <text:list xml:id="list2497527743" text:style-name="L3">
        <text:list-item>
          <text:p text:style-name="P11"><text:span text:style-name="T5">Creazione di un nuovo account tramite credenziali (email e password).</text:span></text:p>
        </text:list-item>
        <text:list-item>
          <text:p text:style-name="P11">Modifica de<text:span text:style-name="T5">lle credenziali</text:span> <text:span text:style-name="T5">e</text:span> delle preferenze.</text:p>
        </text:list-item>
        <text:list-item>
          <text:p text:style-name="P11">Recupero <text:span text:style-name="T5">delle c</text:span>redenziali <text:span text:style-name="T5">di </text:span>accesso in caso di smarrimento della password.</text:p>
        </text:list-item>
      </text:list>
      <text:p text:style-name="P8"/>
      <text:h text:style-name="P5" text:outline-level="4"><text:span text:style-name="T2">FR2: Autenticazione e Accesso</text:span> Il sistema deve supportare modalità di accesso sicure e differenziate:</text:h>
      <text:list xml:id="list156245202" text:style-name="L4">
        <text:list-item>
          <text:p text:style-name="P20"><text:span text:style-name="T6">Autenticazione tramite </text:span><text:span text:style-name="T7">c</text:span><text:span text:style-name="T6">redenziali username (</text:span><text:span text:style-name="T7">o </text:span><text:span text:style-name="T6">email) e password.</text:span></text:p>
        </text:list-item>
        <text:list-item>
          <text:p text:style-name="P18"><text:soft-page-break/><text:span text:style-name="T9">Autenticazione tramite QR Code </text:span><text:span text:style-name="T10">di a</text:span><text:span text:style-name="T9">ccesso rapido generato dal display, riducendo la frizione nell'interazione uomo-macchina.</text:span></text:p>
        </text:list-item>
        <text:list-item>
          <text:p text:style-name="P18"><text:span text:style-name="T9">Capacità del sistema di mantenere lo stato di autenticazione per evitare inserimenti ripetitivi.</text:span></text:p>
        </text:list-item>
      </text:list>
      <text:p text:style-name="P19"><text:span text:style-name="T9"/></text:p>
      <text:p text:style-name="P19"><text:span text:style-name="T14">FR3: Gestione Lingua e Localizzazione</text:span><text:span text:style-name="T9"> Il sistema deve permettere la fruizione dell'interfaccia in diverse lingue </text:span><text:span text:style-name="T10">permettendo l'utente di scegliere la lingua preferita tra quelle supportate.</text:span></text:p>
      <text:p text:style-name="P19"><text:span text:style-name="T10"/></text:p>
      <text:p text:style-name="P19"><text:span text:style-name="T15">FR4: Personalizzazione Interfaccia Utente (UI)</text:span><text:span text:style-name="T10"> </text:span><text:span text:style-name="T11">L'utente ha la facoltà di adattare l'interfaccia alle proprie necessità visive, modificando il tema (chiaro/scuro), il contrasto e la dimensione dei caratteri. L'utente può attivare modalità di accessibilità specifiche per facilitare l'interazione con il sistema tramite comandi vocali o feedback semplificati.</text:span></text:p>
      <text:p text:style-name="P19"><text:span text:style-name="T11"/></text:p>
      <text:p text:style-name="P19"><text:span text:style-name="T16">FR5: Programmazione della routine di lavaggio</text:span><text:span text:style-name="T11"> L'utente può decidere di avviare un ciclo di lavaggio istantaneamente o di pianificarlo per un momento successivo, specificando la data e l'ora di inizio desiderate. L'utente ha la possibilità di monitorare i cicli programmati e vederne lo stato di attesa.</text:span></text:p>
      <text:p text:style-name="P19"><text:span text:style-name="T11"/></text:p>
      <text:p text:style-name="P19"><text:span text:style-name="T16">FR6: Configurazione su misura del lavaggio</text:span><text:span text:style-name="T11"> L'utente può intervenire </text:span><text:span text:style-name="T12">su alcuni</text:span><text:span text:style-name="T11"> parametri predefiniti di ogni programma, regolando variabili quali la temperatura dell'acqua e la velocità della centrifuga in base al tipo di bucato.</text:span></text:p>
      <text:p text:style-name="P19"><text:span text:style-name="T11"/></text:p>
      <text:p text:style-name="P19"><text:span text:style-name="T16">FR7: Controllo attivo del ciclo in corso</text:span><text:span text:style-name="T11"> L'utente può interagire con la lavatrice in qualsiasi momento del lavaggio, mettendo in pausa il ciclo per aggiungere capi, riprendendolo dal punto di interruzione o annullandolo definitivamente. </text:span><text:span text:style-name="T12">S</text:span><text:span text:style-name="T11">ia trovandosi davanti all'elettrodomestico, sia agendo a distanza tramite lo smartphone.</text:span></text:p>
      <text:p text:style-name="P19"><text:span text:style-name="T11"/></text:p>
      <text:p text:style-name="P19"><text:span text:style-name="T16">FR8: Ricezione di informazioni e avvisi</text:span><text:span text:style-name="T11"> L'utente viene aggiornato costantemente tramite notifiche push in tempo reale </text:span><text:span text:style-name="T12">sullo stato della lavatrice, </text:span><text:span text:style-name="T11">del ciclo, in caso di malfunzionamenti o errori.</text:span></text:p>
      <text:p text:style-name="P19"><text:span text:style-name="T11"/></text:p>
      <text:p text:style-name="P19"><text:span text:style-name="T16">FR9: Integrazione con l'ecosistema Smart Home</text:span><text:span text:style-name="T11"> L'utente può ricercare, associare e rimuovere dispositivi IoT compatibili (come smart meter) per creare un sistema integrato.</text:span></text:p>
      <text:p text:style-name="P19"><text:span text:style-name="T11"/></text:p>
      <text:p text:style-name="P19"><text:span text:style-name="T16">FR10: diagnostica e Manutenzione</text:span><text:span text:style-name="T11"> L'utente ha la possibilità di avviare manualmente una scansione dello stato di salute dei componenti (motore, pompa, sensori).</text:span></text:p>
      <text:p text:style-name="P19"><text:span text:style-name="T11"/></text:p>
      <text:p text:style-name="P19"><text:soft-page-break/><text:span text:style-name="T16">FR11: Ripristino delle impostazioni di fabbrica (Reset)</text:span><text:span text:style-name="T11"> L'utente può riportare il sistema allo stato originale, eliminando tutte le personalizzazioni, le pianificazioni.</text:span></text:p>
      <text:p text:style-name="P19"><text:span text:style-name="T11"/></text:p>
      <text:p text:style-name="P19"><text:span text:style-name="T16">FR12: Inclusività e Accessibilità</text:span><text:span text:style-name="T11"> L'utente con disabilità visive può navigare tra le funzioni e ricevere feedback sullo stato del lavaggio tramite sintesi vocale e segnali acustici distintivi.</text:span></text:p>
      <text:p text:style-name="P19"><text:span text:style-name="T11"/></text:p>
      <text:p text:style-name="P19"><text:span text:style-name="T16">FR13: Gestione del Risparmio Energetico</text:span><text:span text:style-name="T11"> L'utente può decidere se delegare ai dispositivi IoT associati (es. gestori di carichi elettrici) la </text:span><text:span text:style-name="T13">strategia</text:span><text:span text:style-name="T11"> ottimale per l'avvio del ciclo, al fine di ridurre i costi in bolletta. L'utente mantiene sempre la facoltà di disattivare l'ottimizzazione.</text:span></text:p>
      <text:p text:style-name="P19"><text:span text:style-name="T11"/></text:p>
      <text:p text:style-name="P19"><text:span text:style-name="T16">FR14: Operatività Remota</text:span><text:span text:style-name="T11"> L'utente può impartire comandi, monitorare l'avanzamento o modificare i parametri di lavaggio da qualsiasi luogo, purché il dispositivo sia connesso alla rete.</text:span></text:p>
      <text:p text:style-name="P19"><text:span text:style-name="T11"/></text:p>
      <text:p text:style-name="P19"><text:span text:style-name="T16">FR15: Controllo Assistenti Vocali</text:span><text:span text:style-name="T11"> L'utente può abilitare o disabilitare l'interazione vocale per motivi di privacy o comodità.</text:span></text:p>
      <text:p text:style-name="P19"><text:span text:style-name="T11"/></text:p>
      <text:h text:style-name="Heading_20_2" text:outline-level="2"><text:span text:style-name="T17">2</text:span>.3 Requisiti non funzionali</text:h>
      <text:p text:style-name="P12">Di seguito sono elencati i principali requisiti funzionali <text:span text:style-name="T5">che il sistema software deve fornire</text:span>:</text:p>
      <text:p text:style-name="P12"/>
      <text:h text:style-name="Heading_20_3" text:outline-level="3"><text:span text:style-name="T17">2.3.1 </text:span>Prestazioni</text:h>
      <text:p text:style-name="P12">Il sistema deve garantire una risposta ai comandi principali (avvio, pausa, annulla ciclo, modifica configurazione, ecc.) impartiti dall’utente entro 2 secondi.</text:p>
      <text:p text:style-name="P12">Le notifiche di stato (es. fine ciclo, errori, allarmi) devono essere inviate all’utente entro 1 secondo dall’evento.</text:p>
      <text:p text:style-name="P12">L’interfaccia utente deve essere reattiva, con tempi di aggiornamento delle schermate e dei dati inferiori a 500 ms.</text:p>
      <text:p text:style-name="P12">Il sistema deve essere in grado di gestire contemporaneamente almeno 3 richieste provenienti da fonti diverse (display, app mobile, dispositivi IoT) senza degrado percepibile delle prestazioni.</text:p>
      <text:p text:style-name="P12">Le operazioni di pianificazione dei cicli devono essere processate e confermate entro 2 secondi.</text:p>
      <text:p text:style-name="P12"><text:soft-page-break/>Il sistema deve garantire la continuità operativa anche in presenza di temporanei rallentamenti della rete locale o Internet, gestendo in modo asincrono le richieste remote e sincronizzando lo stato appena possibile.</text:p>
      <text:p text:style-name="P12"/>
      <text:h text:style-name="Heading_20_3" text:outline-level="3"><text:span text:style-name="T3">2.3.2 </text:span><text:span text:style-name="T2">Sicurezza</text:span></text:h>
      <text:p text:style-name="P12">Le password e i dati sensibili degli utenti devono essere memorizzati in forma criptata (es. AES) e non devono mai essere accessibili dall’esterno.</text:p>
      <text:p text:style-name="P12">La persistenza dei dati sensibili deve avvenire esclusivamente su storage locale protetto della lavatrice o, evitando il cloud.</text:p>
      <text:p text:style-name="P12">Tutte le comunicazioni tra lavatrice, app mobile e dispositivi IoT devono essere protette tramite protocolli sicuri (es. TLS 1.2).</text:p>
      <text:p text:style-name="P12">L’accesso alle funzionalità critiche (modifica configurazione, reset, diagnostica, ecc.) deve essere consentito solo ad utenti autenticati.</text:p>
      <text:p text:style-name="P12">I dati personali e le preferenze utente devono essere trattati in conformità al GDPR e alle normative vigenti sulla privacy.</text:p>
      <text:p text:style-name="P12">Il sistema deve essere in grado di rilevare eventuali tentativi di manomissione.</text:p>
      <text:p text:style-name="P12"/>
      <text:p text:style-name="P12"><text:span text:style-name="T3">2.3.3 </text:span><text:span text:style-name="T2">Usabilità</text:span></text:p>
      <text:p text:style-name="P12">L’interfaccia utente deve essere intuitiva, semplice da navigare e coerente su tutte le piattaforme (display integrato, controllo vocale).</text:p>
      <text:p text:style-name="P12">Il sistema deve garantire accessibilità a utenti con disabilità visive o motorie, offrendo opzioni di contrasto elevato, ingrandimento caratteri, screen reader e comandi vocali.</text:p>
      <text:p text:style-name="P12">Tutte le funzioni principali devono essere raggiungibili in massimo 3 passaggi dalla schermata iniziale.</text:p>
      <text:p text:style-name="P12">L’utente deve poter personalizzare le impostazioni di visualizzazione (tema, contrasto, dimensione font, lingua, modalità accessibilità).</text:p>
      <text:p text:style-name="P12">Il sistema deve fornire feedback chiaro, immediato e contestuale per ogni azione eseguita (es. conferma, errore, stato avanzamento).</text:p>
      <text:p text:style-name="P12">L’interfaccia deve prevenire errori di input tramite validazione in tempo reale.</text:p>
      <text:p text:style-name="P12">Deve essere disponibile un manuale d’uso facilmente accessibile.</text:p>
      <text:p text:style-name="P12">Il sistema deve supportare la navigazione tramite comandi vocali e touch, garantendo la stessa esperienza d’uso su tutti i canali.</text:p>
      <text:p text:style-name="P12">L’esperienza utente deve essere positiva sia per utenti esperti che per principianti, minimizzando la frustrazione e massimizzando l’efficacia delle operazioni.</text:p>
      <text:p text:style-name="P12"/>
      <text:h text:style-name="Heading_20_3" text:outline-level="3"><text:soft-page-break/><text:span text:style-name="T18">2.3.4 </text:span><text:s/>Affidabilità</text:h>
      <text:p text:style-name="P12"/>
      <text:p text:style-name="P12">Il sistema deve garantire un funzionamento continuativo 24/7, con un uptime minimo del 97%.</text:p>
      <text:p text:style-name="P12">In caso di interruzione di alimentazione o crash, il sistema deve essere in grado di ripristinare automaticamente lo stato operativo e i dati critici (cicli in corso, pianificazioni, configurazioni utente) al riavvio, senza perdita di informazioni.</text:p>
      <text:p text:style-name="P12">Tutti i dati di stato e le configurazioni devono essere salvati periodicamente su memoria non volatile per prevenire la perdita di dati.</text:p>
      <text:p text:style-name="P12">Il sistema deve rilevare e gestire automaticamente errori hardware e software, tentando il ripristino automatico delle funzionalità ove possibile e notificando l’utente in caso di malfunzionamenti gravi.</text:p>
      <text:p text:style-name="P12">Devono essere implementati meccanismi di monitoraggio dei componenti critici (motore, sensori, comunicazione di rete, ecc.).</text:p>
      <text:p text:style-name="P12">Il sistema deve garantire la coerenza dei dati anche in presenza di accessi concorrenti da più interfacce (display, app mobile, dispositivi IoT).</text:p>
      <text:p text:style-name="P12">Devono essere previsti log di sistema per la tracciabilità degli errori e delle operazioni critiche, accessibili per la diagnostica e la manutenzione.</text:p>
      <text:p text:style-name="P12"/>
      <text:h text:style-name="Heading_20_3" text:outline-level="3"><text:span text:style-name="T18">2.3.5</text:span>: Manutenibilità</text:h>
      <text:p text:style-name="P12">L’architettura deve essere modulare, consentendo la sostituzione, l’aggiornamento o l’estensione di singoli componenti senza impattare il funzionamento globale.</text:p>
      <text:p text:style-name="P12">La progettazione deve favorire il riutilizzo di componenti software in futuri progetti o prodotti della stessa linea.</text:p>
      <text:p text:style-name="P12">La documentazione tecnica deve essere aggiornata e facilmente accessibile agli sviluppatori e ai manutentori per agevolare le attività di manutenzione e il passaggio di consegne tra sviluppatori.</text:p>
      <text:p text:style-name="P12">L’architettura deve facilitare l’integrazione di nuove funzionalità, dispositivi IoT o interfacce utente, minimizzando la necessità di modifiche invasive al sistema esistente.</text:p>
      <text:p text:style-name="P12">La suddivisione in livelli e moduli deve permettere la collaborazione efficiente tra più sviluppatori e team, riducendo i conflitti.</text:p>
      <text:p text:style-name="P12"/>
      <text:h text:style-name="Heading_20_3" text:outline-level="3"><text:span text:style-name="T18">2.3.6</text:span>: Compatibilità</text:h>
      <text:p text:style-name="P12">Il sistema deve essere compatibile con i principali sistemi operativi embedded utilizzati nelle lavatrici intelligenti (es. Linux Embedded, RTOS).</text:p>
      <text:p text:style-name="P12">La parte remota deve essere accessibile tramite i principali sistemi mobile (Android, iOS).</text:p>
      <text:p text:style-name="P12"><text:soft-page-break/>Il sistema deve supportare l’integrazione con dispositivi IoT di diversi produttori tramite protocolli standard.</text:p>
      <text:p text:style-name="P12">Il sistema deve essere progettato per facilitare l’integrazione con futuri dispositivi e tecnologie emergenti, minimizzando la necessità di modifiche invasive.</text:p>
      <text:p text:style-name="P13"/>
      <text:h text:style-name="Heading_20_3" text:outline-level="3"><text:span text:style-name="T18">2.3.7 </text:span>Scalabilità</text:h>
      <text:p text:style-name="P12">Il sistema deve poter gestire un aumento progressivo del numero di utenti registrati e attivi, senza degrado significativo delle prestazioni, sia per l’uso locale che remoto.</text:p>
      <text:p text:style-name="P12">Deve supportare la connessione e la gestione simultanea di un numero crescente di dispositivi IoT associati, garantendo tempi di risposta costanti.</text:p>
      <text:p text:style-name="P12">Il sistema deve consentire l’elaborazione concorrente di richieste provenienti da più fonti (display, app mobile, dispositivi IoT, comandi vocali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  <style:font-face style:name="apple-system" svg:font-family="apple-system, BlinkMacSystemFont, 'Segoe WPC', 'Segoe UI', 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5T19:01:44.690967785</meta:creation-date>
    <dc:date>2026-01-05T20:39:45.945341963</dc:date>
    <meta:editing-duration>PT58S</meta:editing-duration>
    <meta:editing-cycles>1</meta:editing-cycles>
    <meta:document-statistic meta:table-count="0" meta:image-count="0" meta:object-count="0" meta:page-count="8" meta:paragraph-count="98" meta:word-count="1800" meta:character-count="13159" meta:non-whitespace-character-count="11467"/>
    <meta:generator>LibreOffice/7.3.7.2$Linux_X86_64 LibreOffice_project/30$Build-2</meta:generator>
  </office:meta>
</office:document-meta>
</file>